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ce2"/>
        <table:table-column table:style-name="co2" table:default-cell-style-name="ce2"/>
        <table:table-column table:style-name="co2" table:default-cell-style-name="Default"/>
        <table:table-column table:style-name="co4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Meter per 5 sec</text:p>
          </table:table-cell>
          <table:table-cell table:style-name="ce1" office:value-type="string" calcext:value-type="string">
            <text:p>mph</text:p>
          </table:table-cell>
          <table:table-cell/>
          <table:table-cell table:style-name="ce1" office:value-type="string" calcext:value-type="string">
            <text:p>Feet per 10 sec</text:p>
          </table:table-cell>
          <table:table-cell table:style-name="ce1" office:value-type="string" calcext:value-type="string">
            <text:p>mph</text:p>
          </table:table-cell>
          <table:table-cell/>
          <table:table-cell table:style-name="ce1" office:value-type="string" calcext:value-type="string">
            <text:p>Feet per 6 sec</text:p>
          </table:table-cell>
          <table:table-cell table:style-name="ce1" office:value-type="string" calcext:value-type="string">
            <text:p>mp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([.A2]*3600)/5)/1609.344" office:value-type="float" office:value="5.36864710093057" calcext:value-type="float">
            <text:p>5.3686471009305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(([.D2]*3600)/10)/5280" office:value-type="float" office:value="2.72727272727273" calcext:value-type="float">
            <text:p>2.7272727272727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(([.G2]*3600)/6)/5280"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([.A3]*3600)/5)/1609.344" office:value-type="float" office:value="10.7372942018611" calcext:value-type="float">
            <text:p>10.737294201861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(([.D3]*3600)/10)/5280" office:value-type="float" office:value="5.45454545454545" calcext:value-type="float">
            <text:p>5.4545454545454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(([.G3]*3600)/6)/5280" office:value-type="float" office:value="13.6363636363636" calcext:value-type="float">
            <text:p>13.63636363636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A4]*3600)/5)/1609.344" office:value-type="float" office:value="4.4738725841088" calcext:value-type="float">
            <text:p>4.473872584108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A5]*3600)/5)/1609.344" office:value-type="float" office:value="8.94774516821761" calcext:value-type="float">
            <text:p>8.94774516821761</text:p>
          </table:table-cell>
          <table:table-cell table:number-columns-repeated="6"/>
        </table:table-row>
        <table:table-row table:style-name="ro1" table:number-rows-repeated="104857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21:35:52.279801734</meta:creation-date>
    <dc:date>2024-03-16T22:06:18.847253188</dc:date>
    <meta:editing-duration>PT30M23S</meta:editing-duration>
    <meta:editing-cycles>7</meta:editing-cycles>
    <meta:generator>LibreOffice/7.4.7.2$Linux_X86_64 LibreOffice_project/40$Build-2</meta:generator>
    <meta:document-statistic meta:table-count="1" meta:cell-count="22" meta:object-count="0"/>
  </office:meta>
</office:document-meta>
</file>